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style:cell-protect="protected" style:print-content="true" style:vertical-align="middle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cell-protect="protected" style:print-content="true" style:vertical-align="middle"/>
    </style:style>
    <style:style style:name="ce9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number-columns-repeated="3" table:default-cell-style-name="ce1"/>
        <table:table-column table:style-name="co1" table:default-cell-style-name="ce5"/>
        <table:table-column table:style-name="co1" table:default-cell-style-name="ce7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EUR" office:value="6.628" calcext:value-type="currency">
            <text:p>6,63 €</text:p>
          </table:table-cell>
          <table:table-cell table:style-name="ce8" office:value-type="date" office:date-value="2000-10-22" calcext:value-type="date">
            <text:p>2000-10-2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EUR" office:value="284.5769" calcext:value-type="currency">
            <text:p>284,58 €</text:p>
          </table:table-cell>
          <table:table-cell table:style-name="ce8" office:value-type="date" office:date-value="2002-03-11" calcext:value-type="date">
            <text:p>2002-03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currency" office:currency="EUR" office:value="159.4462" calcext:value-type="currency">
            <text:p>159,45 €</text:p>
          </table:table-cell>
          <table:table-cell table:style-name="ce8" office:value-type="date" office:date-value="2002-05-26" calcext:value-type="date">
            <text:p>2002-05-26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EUR" office:value="93.4694" calcext:value-type="currency">
            <text:p>93,47 €</text:p>
          </table:table-cell>
          <table:table-cell table:style-name="ce8" office:value-type="date" office:date-value="2000-03-20" calcext:value-type="date">
            <text:p>2000-03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EUR" office:value="60" calcext:value-type="currency">
            <text:p>60,00 €</text:p>
          </table:table-cell>
          <table:table-cell table:style-name="ce8" office:value-type="date" office:date-value="2000-09-13" calcext:value-type="date">
            <text:p>2000-09-1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EUR" office:value="30.2045" calcext:value-type="currency">
            <text:p>30,20 €</text:p>
          </table:table-cell>
          <table:table-cell table:style-name="ce8" office:value-type="date" office:date-value="2001-03-23" calcext:value-type="date">
            <text:p>2001-03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currency" office:currency="EUR" office:value="103.3356" calcext:value-type="currency">
            <text:p>103,34 €</text:p>
          </table:table-cell>
          <table:table-cell table:style-name="ce8" office:value-type="date" office:date-value="2000-04-11" calcext:value-type="date">
            <text:p>2000-04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EUR" office:value="174.231" calcext:value-type="currency">
            <text:p>174,23 €</text:p>
          </table:table-cell>
          <table:table-cell table:style-name="ce8" office:value-type="date" office:date-value="2000-01-10" calcext:value-type="date">
            <text:p>2000-01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currency" office:currency="EUR" office:value="442.5444" calcext:value-type="currency">
            <text:p>442,54 €</text:p>
          </table:table-cell>
          <table:table-cell table:style-name="ce8" office:value-type="date" office:date-value="2002-09-24" calcext:value-type="date">
            <text:p>2002-09-2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currency" office:currency="EUR" office:value="168.4253" calcext:value-type="currency">
            <text:p>168,43 €</text:p>
          </table:table-cell>
          <table:table-cell table:style-name="ce8" office:value-type="date" office:date-value="2000-02-04" calcext:value-type="date">
            <text:p>2000-02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currency" office:currency="EUR" office:value="24.3986" calcext:value-type="currency">
            <text:p>24,40 €</text:p>
          </table:table-cell>
          <table:table-cell table:style-name="ce8" office:value-type="date" office:date-value="2001-05-23" calcext:value-type="date">
            <text:p>2001-05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EUR" office:value="67.1306" calcext:value-type="currency">
            <text:p>67,13 €</text:p>
          </table:table-cell>
          <table:table-cell table:style-name="ce8" office:value-type="date" office:date-value="2002-08-11" calcext:value-type="date">
            <text:p>2002-08-11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currency" office:currency="EUR" office:value="1505.3766" calcext:value-type="currency">
            <text:p>1.505,38 €</text:p>
          </table:table-cell>
          <table:table-cell table:style-name="ce8" office:value-type="date" office:date-value="2001-07-03" calcext:value-type="date">
            <text:p>2001-07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currency" office:currency="EUR" office:value="54.0911" calcext:value-type="currency">
            <text:p>54,09 €</text:p>
          </table:table-cell>
          <table:table-cell table:style-name="ce8" office:value-type="date" office:date-value="2000-06-07" calcext:value-type="date">
            <text:p>2000-06-0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currency" office:currency="EUR" office:value="6.7362" calcext:value-type="currency">
            <text:p>6,74 €</text:p>
          </table:table-cell>
          <table:table-cell table:style-name="ce8" office:value-type="date" office:date-value="2000-04-17" calcext:value-type="date">
            <text:p>2000-04-1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currency" office:currency="EUR" office:value="105.0593" calcext:value-type="currency">
            <text:p>105,06 €</text:p>
          </table:table-cell>
          <table:table-cell table:style-name="ce8" office:value-type="date" office:date-value="2001-01-04" calcext:value-type="date">
            <text:p>2001-01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EUR" office:value="46.7347" calcext:value-type="currency">
            <text:p>46,73 €</text:p>
          </table:table-cell>
          <table:table-cell table:style-name="ce8" office:value-type="date" office:date-value="2001-02-02" calcext:value-type="date">
            <text:p>2001-02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EUR" office:value="101.0566" calcext:value-type="currency">
            <text:p>101,06 €</text:p>
          </table:table-cell>
          <table:table-cell table:style-name="ce8" office:value-type="date" office:date-value="2000-03-18" calcext:value-type="date">
            <text:p>2000-03-18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currency" office:currency="EUR" office:value="43.2728" calcext:value-type="currency">
            <text:p>43,27 €</text:p>
          </table:table-cell>
          <table:table-cell table:style-name="ce8" office:value-type="date" office:date-value="2001-01-15" calcext:value-type="date">
            <text:p>2001-01-1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currency" office:currency="EUR" office:value="19.7468" calcext:value-type="currency">
            <text:p>19,75 €</text:p>
          </table:table-cell>
          <table:table-cell table:style-name="ce8" office:value-type="date" office:date-value="2001-07-02" calcext:value-type="date">
            <text:p>2001-07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currency" office:currency="EUR" office:value="11.3952" calcext:value-type="currency">
            <text:p>11,40 €</text:p>
          </table:table-cell>
          <table:table-cell table:style-name="ce8" office:value-type="date" office:date-value="2001-09-04" calcext:value-type="date">
            <text:p>2001-09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EUR" office:value="522.693" calcext:value-type="currency">
            <text:p>522,69 €</text:p>
          </table:table-cell>
          <table:table-cell table:style-name="ce8" office:value-type="date" office:date-value="2001-07-10" calcext:value-type="date">
            <text:p>2001-07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EUR" office:value="111.644" calcext:value-type="currency">
            <text:p>111,64 €</text:p>
          </table:table-cell>
          <table:table-cell table:style-name="ce8" office:value-type="date" office:date-value="2000-11-11" calcext:value-type="date">
            <text:p>2000-11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EUR" office:value="75.2731" calcext:value-type="currency">
            <text:p>75,27 €</text:p>
          </table:table-cell>
          <table:table-cell table:style-name="ce8" office:value-type="date" office:date-value="2001-06-25" calcext:value-type="date">
            <text:p>2001-06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currency" office:currency="EUR" office:value="143.702" calcext:value-type="currency">
            <text:p>143,70 €</text:p>
          </table:table-cell>
          <table:table-cell table:style-name="ce8" office:value-type="date" office:date-value="2000-11-25" calcext:value-type="date">
            <text:p>2000-11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EUR" office:value="500000" calcext:value-type="currency">
            <text:p>500.000,00 €</text:p>
          </table:table-cell>
          <table:table-cell table:style-name="ce8" office:value-type="date" office:date-value="2002-04-05" calcext:value-type="date">
            <text:p>2002-04-0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EUR" office:value="43.9147" calcext:value-type="currency">
            <text:p>43,91 €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EUR" office:value="360.0736" calcext:value-type="currency">
            <text:p>360,07 €</text:p>
          </table:table-cell>
          <table:table-cell table:style-name="ce8" office:value-type="date" office:date-value="2001-05-03" calcext:value-type="date">
            <text:p>2001-05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EUR" office:value="9.0584" calcext:value-type="currency">
            <text:p>9,06 €</text:p>
          </table:table-cell>
          <table:table-cell table:style-name="ce8" office:value-type="date" office:date-value="2002-02-20" calcext:value-type="date">
            <text:p>2002-02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currency" office:currency="EUR" office:value="57.25" calcext:value-type="currency">
            <text:p>57,25 €</text:p>
          </table:table-cell>
          <table:table-cell table:style-name="ce8" office:value-type="date" office:date-value="2001-04-15" calcext:value-type="date">
            <text:p>2001-04-1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EUR" office:value="439.1764" calcext:value-type="currency">
            <text:p>439,18 €</text:p>
          </table:table-cell>
          <table:table-cell table:style-name="ce8" office:value-type="date" office:date-value="2002-01-03" calcext:value-type="date">
            <text:p>2002-01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currency" office:currency="EUR" office:value="29.0434" calcext:value-type="currency">
            <text:p>29,04 €</text:p>
          </table:table-cell>
          <table:table-cell table:style-name="ce8" office:value-type="date" office:date-value="2000-02-23" calcext:value-type="date">
            <text:p>2000-02-23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currency" office:currency="EUR" office:value="39.7606" calcext:value-type="currency">
            <text:p>39,76 €</text:p>
          </table:table-cell>
          <table:table-cell table:style-name="ce8" office:value-type="date" office:date-value="2001-05-27" calcext:value-type="date">
            <text:p>2001-05-2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currency" office:currency="EUR" office:value="22.0692" calcext:value-type="currency">
            <text:p>22,07 €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currency" office:currency="EUR" office:value="15.095" calcext:value-type="currency">
            <text:p>15,10 €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EUR" office:value="4.3273" calcext:value-type="currency">
            <text:p>4,33 €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EUR" office:value="270" calcext:value-type="currency">
            <text:p>270,00 €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currency" office:currency="EUR" office:value="127.7704" calcext:value-type="currency">
            <text:p>127,77 €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EUR" office:value="144" calcext:value-type="currency">
            <text:p>144,00 €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EUR" office:value="21.6" calcext:value-type="currency">
            <text:p>21,60 €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Juan</meta:initial-creator>
    <meta:creation-date>2015-07-21T10:08:22Z</meta:creation-date>
    <dc:date>2021-02-11T09:54:59.826000000</dc:date>
    <meta:editing-duration>PT54S</meta:editing-duration>
    <meta:editing-cycles>1</meta:editing-cycles>
    <meta:document-statistic meta:table-count="1" meta:cell-count="288" meta:object-count="0"/>
  </office:meta>
</office:document-meta>
</file>